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51"/>SNU developer log day 451</text:h>
      <text:p text:style-name="P2">I created an update similar to recent updates again today. I am having a good time making separate update log and developer log pages. The only major error I made today was forgetting to change the date of the snapshot on the developer log pages. Along with documentation, I also made another ideaboard update, along with some fixes to the HTML Test Reference center, as I noticed some flaws. There was a major English problem on the page for the Blink tag, the grammar was horrendous, and I had to fix it. I also updated the marquee page to include better examples, and documentation. Along with this, I updated the HTML Test References homepage to modernize it. However, there is a CPU issue regarding the usage of iframes, and I am working on finding a fix to this issue.</text:p>
      <text:p text:style-name="P2">I worked late in my afternoon session today, and had a relaxed nighttime work session. I did some security research earlier, along with web development research. I have improved significantly in web development since I started the SNU project, but I would also like to stick to computer software development again, so I am taking another course on Python. I found 4 really helpful commands: try, except, finally, and raise. Of the 9+ chapters I did in Python in the 10th and 11th grades, I am really surprised this was never brought up, as I find it extremely useful, and it would have greatly improved my earlier programs. Instead of the program closing and crashing, I can give myself better debug tools, instead of opening and reopening IDLE over and over. I haven't started implementing this into my programs yet, but I will soon on my next Python project. Today was a decent day for site development, it wasn't very hard to work today.</text:p>
      <text:p text:style-name="Text_20_body"><text:span text:style-name="T1">Sean Patrick Myrick on April 2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52:55.221000000</meta:creation-date>
    <dc:date>2020-04-26T17:54:58.600000000</dc:date>
    <meta:editing-duration>PT2M5S</meta:editing-duration>
    <meta:editing-cycles>1</meta:editing-cycles>
    <meta:document-statistic meta:table-count="0" meta:image-count="0" meta:object-count="0" meta:page-count="1" meta:paragraph-count="4" meta:word-count="315" meta:character-count="1777" meta:non-whitespace-character-count="1466"/>
    <meta:generator>LibreOffice/6.1.2.1$Windows_X86_64 LibreOffice_project/65905a128db06ba48db947242809d14d3f9a93fe</meta:generator>
  </office:meta>
</office:document-meta>
</file>